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21409a"/>
    </style:style>
    <style:style style:name="ce4" style:family="table-cell" style:parent-style-name="Default">
      <style:table-cell-properties fo:background-color="#00aaad"/>
    </style:style>
    <style:style style:name="ce5" style:family="table-cell" style:parent-style-name="Default">
      <style:table-cell-properties fo:background-color="#2b511a"/>
    </style:style>
    <style:style style:name="ce6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21409a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2b51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belonging class</text:p>
          </table:table-cell>
          <table:table-cell office:value-type="string" calcext:value-type="string">
            <text:p>belonging cluster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7" table:number-rows-spanned="1">
            <text:p>pairs (expressed as id1id2)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same class, same clusters</text:p>
          </table:table-cell>
          <table:covered-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style-name="ce7" office:value-type="string" calcext:value-type="string" table:number-columns-spanned="2" table:number-rows-spanned="1">
            <text:p>same class, different clusters</text:p>
          </table:table-cell>
          <table:covered-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style-name="ce8" office:value-type="string" calcext:value-type="string" table:number-columns-spanned="2" table:number-rows-spanned="1">
            <text:p>different class, same clusters</text:p>
          </table:table-cell>
          <table:covered-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ifferent class, different clusters</text:p>
          </table:table-cell>
          <table:covered-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a =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b =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c = 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d =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 index = </text:p>
          </table:table-cell>
          <table:table-cell table:formula="of:=([.B22]+[.B25])/([.B22]+[.B23]+[.B24]+[.B25])" office:value-type="float" office:value="0.5" calcext:value-type="float">
            <text:p>0,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1:47:23.186134602</meta:creation-date>
    <dc:date>2018-04-13T12:45:18.211296388</dc:date>
    <meta:editing-duration>PT26M52S</meta:editing-duration>
    <meta:editing-cycles>2</meta:editing-cycles>
    <meta:generator>LibreOffice/5.4.5.1$Linux_X86_64 LibreOffice_project/40m0$Build-1</meta:generator>
    <meta:document-statistic meta:table-count="1" meta:cell-count="83" meta:object-count="0"/>
  </office:meta>
</office:document-meta>
</file>